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15%"/>
      <style:text-properties officeooo:rsid="0015b4a8" officeooo:paragraph-rsid="0015b4a8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font-weight="bold" officeooo:rsid="0015b4a8" officeooo:paragraph-rsid="0015b4a8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font-weight="bold" officeooo:rsid="0015b4a8" officeooo:paragraph-rsid="0018d5b6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font-weight="bold" officeooo:rsid="0015b4a8" officeooo:paragraph-rsid="001a7d62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font-weight="bold" officeooo:rsid="0017059f" officeooo:paragraph-rsid="0017059f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font-weight="bold" officeooo:rsid="0017059f" officeooo:paragraph-rsid="0018d5b6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font-weight="bold" officeooo:rsid="0017059f" officeooo:paragraph-rsid="001a7d62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weight="normal" officeooo:rsid="0015b4a8" officeooo:paragraph-rsid="0015b4a8" style:font-weight-asian="normal" style:font-weight-complex="normal"/>
    </style:style>
    <style:style style:name="P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weight="normal" officeooo:rsid="0015b4a8" officeooo:paragraph-rsid="0018d5b6" style:font-weight-asian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weight="normal" officeooo:rsid="0015b4a8" officeooo:paragraph-rsid="001a7d62" style:font-weight-asian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weight="normal" officeooo:rsid="0017059f" officeooo:paragraph-rsid="0017059f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weight="normal" officeooo:rsid="0017059f" officeooo:paragraph-rsid="0018d5b6" style:font-weight-asian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weight="normal" officeooo:rsid="0017059f" officeooo:paragraph-rsid="001a7d62" style:font-weight-asian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weight="normal" officeooo:rsid="0018d5b6" officeooo:paragraph-rsid="0018d5b6" style:font-weight-asian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weight="normal" officeooo:rsid="001a022c" officeooo:paragraph-rsid="001a022c" style:font-weight-asian="normal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weight="normal" officeooo:rsid="001a7d62" officeooo:paragraph-rsid="001a7d62" style:font-weight-asian="normal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weight="normal" officeooo:rsid="001b8823" officeooo:paragraph-rsid="001b8823" style:font-weight-asian="normal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font-weight="normal" officeooo:rsid="001de2e9" officeooo:paragraph-rsid="001de2e9" style:font-weight-asian="normal" style:font-weight-complex="normal"/>
    </style:style>
    <style:style style:name="P19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8d5b6" officeooo:paragraph-rsid="0018d5b6"/>
    </style:style>
    <style:style style:name="P20" style:family="paragraph" style:parent-style-name="Header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/>
    </style:style>
    <style:style style:name="T1" style:family="text">
      <style:text-properties fo:font-size="10pt" officeooo:rsid="0015b4a8" style:font-size-asian="8.75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7059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d5b6" style:font-weight-asian="bold" style:font-weight-complex="bold"/>
    </style:style>
    <style:style style:name="T6" style:family="text">
      <style:text-properties officeooo:rsid="0018d5b6"/>
    </style:style>
    <style:style style:name="T7" style:family="text">
      <style:text-properties officeooo:rsid="001a7d62"/>
    </style:style>
    <style:style style:name="T8" style:family="text">
      <style:text-properties officeooo:rsid="001de2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PROGRAM-1</text:p>
      <text:p text:style-name="P2"/>
      <text:p text:style-name="P8">/*******************************************************************************/</text:p>
      <text:p text:style-name="P8">/* Name of the program:<text:span text:style-name="T3">greatest.sh</text:span><text:tab/><text:tab/><text:tab/><text:tab/><text:tab/><text:tab/><text:tab/><text:tab/><text:tab/> <text:s text:c="2"/>*/</text:p>
      <text:p text:style-name="P8">/* <text:span text:style-name="T3">Aim : To find greatest of three numbers</text:span> <text:tab/><text:tab/><text:tab/><text:tab/><text:tab/><text:tab/><text:tab/><text:tab/> <text:s text:c="2"/>*/</text:p>
      <text:p text:style-name="P8">/* <text:span text:style-name="T3">Author: Vaishhnav P</text:span><text:tab/><text:tab/><text:tab/><text:tab/><text:tab/><text:tab/><text:tab/><text:tab/><text:tab/><text:tab/> <text:s text:c="2"/>*/</text:p>
      <text:p text:style-name="P8">/* <text:span text:style-name="T3">Date Written: </text:span><text:tab/><text:tab/><text:tab/><text:tab/><text:tab/><text:tab/><text:tab/><text:tab/><text:tab/><text:tab/> <text:s text:c="4"/><text:tab/> <text:s text:c="2"/>*/</text:p>
      <text:p text:style-name="P8">/* <text:span text:style-name="T3">Revision: 1</text:span><text:tab/><text:tab/><text:tab/><text:tab/><text:tab/><text:tab/><text:tab/><text:tab/><text:tab/><text:tab/><text:tab/> <text:s text:c="10"/><text:tab/> <text:s text:c="2"/>*/</text:p>
      <text:p text:style-name="P8">/*******************************************************************************/</text:p>
      <text:p text:style-name="P8"/>
      <text:p text:style-name="P8">/******************************************************************************/</text:p>
      <text:p text:style-name="P8"/>
      <text:p text:style-name="P11">/* <text:span text:style-name="T4">PROGRAM<text:tab/><text:tab/><text:tab/></text:span><text:tab/><text:tab/><text:tab/><text:tab/><text:tab/><text:tab/><text:tab/><text:tab/>*/</text:p>
      <text:p text:style-name="P11"/>
      <text:p text:style-name="P11">#!/bin/bash</text:p>
      <text:p text:style-name="P11">echo "Enter <text:s/>three numbers";</text:p>
      <text:p text:style-name="P11">read number1;</text:p>
      <text:p text:style-name="P11">read number2;</text:p>
      <text:p text:style-name="P11">read number3;</text:p>
      <text:p text:style-name="P11"/>
      <text:p text:style-name="P11">if [ $number1 -ge $number2 ] &amp;&amp; [ $number1 -ge $number3 ]</text:p>
      <text:p text:style-name="P11">then</text:p>
      <text:p text:style-name="P11">echo "Greatest: $number1";</text:p>
      <text:p text:style-name="P11">elif [ $number2 -ge $number1 ] &amp;&amp; [ $number2 -ge $number3 ]</text:p>
      <text:p text:style-name="P11">then</text:p>
      <text:p text:style-name="P11">echo "Greatest: $number2";</text:p>
      <text:p text:style-name="P11">else</text:p>
      <text:p text:style-name="P11">echo "Greatest: $number3";</text:p>
      <text:p text:style-name="P11">fi</text:p>
      <text:p text:style-name="P11"/>
      <text:p text:style-name="P11">/*******************************************************************************/</text:p>
      <text:p text:style-name="P11"/>
      <text:p text:style-name="P11">/*******************************************************************************/</text:p>
      <text:p text:style-name="P11">/* <text:span text:style-name="T5">RESULT:</text:span><text:tab/><text:tab/><text:tab/><text:tab/><text:tab/><text:tab/><text:tab/><text:tab/><text:tab/><text:tab/><text:tab/><text:tab/> <text:s text:c="2"/>*/</text:p>
      <text:p text:style-name="P12">/*<text:tab/><text:span text:style-name="T6">The script was executed and the output was verified</text:span><text:tab/><text:tab/><text:tab/><text:tab/><text:tab/> <text:s text:c="2"/>*/</text:p>
      <text:p text:style-name="P12">/*******************************************************************************/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6">PROGRAM-<text:span text:style-name="T6">2</text:span></text:p>
      <text:p text:style-name="P3"/>
      <text:p text:style-name="P9">/*******************************************************************************/</text:p>
      <text:p text:style-name="P9">/* Name of the program:<text:span text:style-name="T6">calc.sh</text:span><text:tab/><text:tab/><text:tab/><text:tab/><text:tab/><text:tab/><text:tab/><text:tab/><text:tab/> <text:s text:c="2"/>*/</text:p>
      <text:p text:style-name="P9">/* <text:span text:style-name="T3">Aim : To implement menu driven calculator</text:span> <text:tab/><text:tab/><text:tab/><text:tab/><text:tab/><text:tab/><text:tab/> <text:s text:c="2"/>*/</text:p>
      <text:p text:style-name="P9">/* <text:span text:style-name="T3">Author: Vaishhnav P</text:span><text:tab/><text:tab/><text:tab/><text:tab/><text:tab/><text:tab/><text:tab/><text:tab/><text:tab/><text:tab/> <text:s text:c="2"/>*/</text:p>
      <text:p text:style-name="P9">/* <text:span text:style-name="T3">Date Written: </text:span><text:tab/><text:tab/><text:tab/><text:tab/><text:tab/><text:tab/><text:tab/><text:tab/><text:tab/><text:tab/> <text:s text:c="4"/><text:tab/> <text:s text:c="2"/>*/</text:p>
      <text:p text:style-name="P9">/* <text:span text:style-name="T3">Revision: 1</text:span><text:tab/><text:tab/><text:tab/><text:tab/><text:tab/><text:tab/><text:tab/><text:tab/><text:tab/><text:tab/><text:tab/> <text:s text:c="10"/><text:tab/> <text:s text:c="2"/>*/</text:p>
      <text:p text:style-name="P9">/*******************************************************************************/</text:p>
      <text:p text:style-name="P9"/>
      <text:p text:style-name="P9">/******************************************************************************/</text:p>
      <text:p text:style-name="P9"/>
      <text:p text:style-name="P12">/* <text:span text:style-name="T4">PROGRAM<text:tab/><text:tab/><text:tab/></text:span><text:tab/><text:tab/><text:tab/><text:tab/><text:tab/><text:tab/><text:tab/><text:tab/>*/</text:p>
      <text:p text:style-name="P12"/>
      <text:p text:style-name="P14">repeat='y'</text:p>
      <text:p text:style-name="P14">while [ $repeat == y ]</text:p>
      <text:p text:style-name="P14">do</text:p>
      <text:p text:style-name="P14"/>
      <text:p text:style-name="P14"><text:s text:c="4"/>echo "Enter two numbers"</text:p>
      <text:p text:style-name="P14"><text:s text:c="4"/>read num1</text:p>
      <text:p text:style-name="P14"><text:s text:c="4"/>read num2</text:p>
      <text:p text:style-name="P14"><text:s text:c="4"/>echo " Enter the arithmetic operation (+-/*) "</text:p>
      <text:p text:style-name="P14"><text:s text:c="4"/>read operation</text:p>
      <text:p text:style-name="P14"><text:s text:c="4"/>case $operation in</text:p>
      <text:p text:style-name="P14"><text:s text:c="4"/>+) echo $(($num1+$num2));;</text:p>
      <text:p text:style-name="P14"><text:s text:c="4"/>-) echo $(($num1-$num2));;</text:p>
      <text:p text:style-name="P14"><text:s text:c="4"/>/) echo $(($num1/$num2));;</text:p>
      <text:p text:style-name="P14"><text:s text:c="4"/>*) echo $(($num1*$num2));;</text:p>
      <text:p text:style-name="P14"><text:s text:c="4"/>esac</text:p>
      <text:p text:style-name="P14"><text:s text:c="4"/>echo "Do you wish to continue(y/n) ?"</text:p>
      <text:p text:style-name="P14"><text:s text:c="4"/>read repeat</text:p>
      <text:p text:style-name="P14">done</text:p>
      <text:p text:style-name="P12"/>
      <text:p text:style-name="P12">/*******************************************************************************/</text:p>
      <text:p text:style-name="P12"/>
      <text:p text:style-name="P12">/*******************************************************************************/</text:p>
      <text:p text:style-name="P12">/* <text:span text:style-name="T5">RESULT:</text:span><text:tab/><text:tab/><text:tab/><text:tab/><text:tab/><text:tab/><text:tab/><text:tab/><text:tab/><text:tab/><text:tab/><text:tab/> <text:s text:c="2"/>*/</text:p>
      <text:p text:style-name="P12">/*<text:tab/><text:span text:style-name="T6">The script was executed and the output was verified</text:span><text:tab/><text:tab/><text:tab/><text:tab/><text:tab/> <text:s text:c="2"/>*/</text:p>
      <text:p text:style-name="P12">/*******************************************************************************/</text:p>
      <text:p text:style-name="P12"/>
      <text:p text:style-name="P12"/>
      <text:p text:style-name="P12"><text:soft-page-break/></text:p>
      <text:p text:style-name="P6">PROGRAM-<text:span text:style-name="T6">3</text:span></text:p>
      <text:p text:style-name="P3"/>
      <text:p text:style-name="P9">/*******************************************************************************/</text:p>
      <text:p text:style-name="P9">/* Name of the program:<text:span text:style-name="T6">sumofdigit.sh</text:span><text:tab/><text:tab/><text:tab/><text:tab/><text:tab/><text:tab/><text:tab/><text:tab/> <text:s text:c="2"/>*/</text:p>
      <text:p text:style-name="P9">/* <text:span text:style-name="T3">Aim : To find the sum of digits of a given number</text:span> <text:tab/><text:tab/><text:tab/><text:tab/><text:tab/> <text:s text:c="2"/><text:tab/> <text:s text:c="2"/>*/</text:p>
      <text:p text:style-name="P9">/* <text:span text:style-name="T3">Author: Vaishhnav P</text:span><text:tab/><text:tab/><text:tab/><text:tab/><text:tab/><text:tab/><text:tab/><text:tab/><text:tab/><text:tab/> <text:s text:c="2"/>*/</text:p>
      <text:p text:style-name="P9">/* <text:span text:style-name="T3">Date Written: </text:span><text:tab/><text:tab/><text:tab/><text:tab/><text:tab/><text:tab/><text:tab/><text:tab/><text:tab/><text:tab/> <text:s text:c="4"/><text:tab/> <text:s text:c="2"/>*/</text:p>
      <text:p text:style-name="P9">/* <text:span text:style-name="T3">Revision: 1</text:span><text:tab/><text:tab/><text:tab/><text:tab/><text:tab/><text:tab/><text:tab/><text:tab/><text:tab/><text:tab/><text:tab/> <text:s text:c="10"/><text:tab/> <text:s text:c="2"/>*/</text:p>
      <text:p text:style-name="P9">/*******************************************************************************/</text:p>
      <text:p text:style-name="P9"/>
      <text:p text:style-name="P9">/******************************************************************************/</text:p>
      <text:p text:style-name="P9"/>
      <text:p text:style-name="P12">/* <text:span text:style-name="T4">PROGRAM<text:tab/><text:tab/><text:tab/></text:span><text:tab/><text:tab/><text:tab/><text:tab/><text:tab/><text:tab/><text:tab/><text:tab/>*/</text:p>
      <text:p text:style-name="P12"/>
      <text:p text:style-name="P15">#!/bin/bash</text:p>
      <text:p text:style-name="P15">echo "Enter a number";</text:p>
      <text:p text:style-name="P15">read number;</text:p>
      <text:p text:style-name="P15">summ=0;</text:p>
      <text:p text:style-name="P15">dig=0;</text:p>
      <text:p text:style-name="P15">while [ $number != 0 ]</text:p>
      <text:p text:style-name="P15">do</text:p>
      <text:p text:style-name="P15"><text:tab/>dig=$(( $number % 10 ));</text:p>
      <text:p text:style-name="P15"><text:tab/>summ=$(( $summ + $dig ));</text:p>
      <text:p text:style-name="P15"><text:tab/>number=$(( $number / 10));</text:p>
      <text:p text:style-name="P15">done</text:p>
      <text:p text:style-name="P15">echo "sum: $summ";</text:p>
      <text:p text:style-name="P12"/>
      <text:p text:style-name="P12">/*******************************************************************************/</text:p>
      <text:p text:style-name="P12"/>
      <text:p text:style-name="P12">/*******************************************************************************/</text:p>
      <text:p text:style-name="P12">/* <text:span text:style-name="T5">RESULT:</text:span><text:tab/><text:tab/><text:tab/><text:tab/><text:tab/><text:tab/><text:tab/><text:tab/><text:tab/><text:tab/><text:tab/><text:tab/> <text:s text:c="2"/>*/</text:p>
      <text:p text:style-name="P12">/*<text:tab/><text:span text:style-name="T6">The script was executed and the output was verified</text:span><text:tab/><text:tab/><text:tab/><text:tab/><text:tab/> <text:s text:c="2"/>*/</text:p>
      <text:p text:style-name="P12">/*******************************************************************************/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7">PROGRAM-<text:span text:style-name="T7">4</text:span></text:p>
      <text:p text:style-name="P4"/>
      <text:p text:style-name="P10">/*******************************************************************************/</text:p>
      <text:p text:style-name="P10">/* Name of the program:<text:span text:style-name="T7">palindrome.sh</text:span><text:tab/><text:tab/><text:tab/><text:tab/><text:tab/><text:tab/><text:tab/><text:tab/> <text:s text:c="2"/>*/</text:p>
      <text:p text:style-name="P10">/* <text:span text:style-name="T3">Aim : To check whether a given number is palindrome or not</text:span> <text:tab/><text:tab/><text:tab/><text:tab/><text:tab/> <text:s text:c="2"/>*/</text:p>
      <text:p text:style-name="P10">/* <text:span text:style-name="T3">Author: Vaishhnav P</text:span><text:tab/><text:tab/><text:tab/><text:tab/><text:tab/><text:tab/><text:tab/><text:tab/><text:tab/><text:tab/> <text:s text:c="2"/>*/</text:p>
      <text:p text:style-name="P10">/* <text:span text:style-name="T3">Date Written: </text:span><text:tab/><text:tab/><text:tab/><text:tab/><text:tab/><text:tab/><text:tab/><text:tab/><text:tab/><text:tab/> <text:s text:c="4"/><text:tab/> <text:s text:c="2"/>*/</text:p>
      <text:p text:style-name="P10">/* <text:span text:style-name="T3">Revision: 1</text:span><text:tab/><text:tab/><text:tab/><text:tab/><text:tab/><text:tab/><text:tab/><text:tab/><text:tab/><text:tab/><text:tab/> <text:s text:c="10"/><text:tab/> <text:s text:c="2"/>*/</text:p>
      <text:p text:style-name="P10">/*******************************************************************************/</text:p>
      <text:p text:style-name="P10"/>
      <text:p text:style-name="P10">/******************************************************************************/</text:p>
      <text:p text:style-name="P10"/>
      <text:p text:style-name="P13">/* <text:span text:style-name="T4">PROGRAM<text:tab/><text:tab/><text:tab/></text:span><text:tab/><text:tab/><text:tab/><text:tab/><text:tab/><text:tab/><text:tab/><text:tab/>*/</text:p>
      <text:p text:style-name="P13"/>
      <text:p text:style-name="P16">#!/bin/bash</text:p>
      <text:p text:style-name="P16">echo "Enter a number";</text:p>
      <text:p text:style-name="P16">read number;</text:p>
      <text:p text:style-name="P16">temp=$number;</text:p>
      <text:p text:style-name="P16">revv=0;</text:p>
      <text:p text:style-name="P16">while [ $number != 0 ]</text:p>
      <text:p text:style-name="P16">do</text:p>
      <text:p text:style-name="P16"><text:tab/>dig=$(( $number % 10 ));</text:p>
      <text:p text:style-name="P16"><text:tab/>revv=$(( $revv*10 + $dig ));</text:p>
      <text:p text:style-name="P16"><text:tab/>number=$(( $number / 10));</text:p>
      <text:p text:style-name="P16">done</text:p>
      <text:p text:style-name="P16">if [ $temp == $revv ]</text:p>
      <text:p text:style-name="P16">then</text:p>
      <text:p text:style-name="P16">echo "PALINDROME";</text:p>
      <text:p text:style-name="P16">else</text:p>
      <text:p text:style-name="P16">echo "NoT PALINDROME";</text:p>
      <text:p text:style-name="P16">fi</text:p>
      <text:p text:style-name="P13"/>
      <text:p text:style-name="P13">/*******************************************************************************/</text:p>
      <text:p text:style-name="P13"/>
      <text:p text:style-name="P13">/*******************************************************************************/</text:p>
      <text:p text:style-name="P13">/* <text:span text:style-name="T5">RESULT:</text:span><text:tab/><text:tab/><text:tab/><text:tab/><text:tab/><text:tab/><text:tab/><text:tab/><text:tab/><text:tab/><text:tab/><text:tab/> <text:s text:c="2"/>*/</text:p>
      <text:p text:style-name="P13">/*<text:tab/><text:span text:style-name="T6">The script was executed and the output was verified</text:span><text:tab/><text:tab/><text:tab/><text:tab/><text:tab/> <text:s text:c="2"/>*/</text:p>
      <text:p text:style-name="P13">/*******************************************************************************/</text:p>
      <text:p text:style-name="P13"/>
      <text:p text:style-name="P13"/>
      <text:p text:style-name="P13"/>
      <text:p text:style-name="P13"><text:soft-page-break/></text:p>
      <text:p text:style-name="P7">PROGRAM-<text:span text:style-name="T7">5</text:span></text:p>
      <text:p text:style-name="P4"/>
      <text:p text:style-name="P10">/*******************************************************************************/</text:p>
      <text:p text:style-name="P10">/* Name of the program:<text:span text:style-name="T7">fact.sh</text:span><text:tab/><text:tab/><text:tab/><text:tab/><text:tab/><text:tab/><text:tab/><text:tab/> <text:s text:c="2"/><text:tab/> <text:s text:c="2"/>*/</text:p>
      <text:p text:style-name="P10">/* <text:span text:style-name="T3">Aim : To find the factorial of <text:s/>a given number </text:span><text:s/><text:tab/><text:tab/><text:tab/><text:tab/><text:tab/> <text:s text:c="2"/><text:tab/> <text:s text:c="2"/><text:tab/> <text:s text:c="2"/>*/</text:p>
      <text:p text:style-name="P10">/* <text:span text:style-name="T3">Author: Vaishhnav P</text:span><text:tab/><text:tab/><text:tab/><text:tab/><text:tab/><text:tab/><text:tab/><text:tab/><text:tab/><text:tab/> <text:s text:c="2"/>*/</text:p>
      <text:p text:style-name="P10">/* <text:span text:style-name="T3">Date Written: </text:span><text:tab/><text:tab/><text:tab/><text:tab/><text:tab/><text:tab/><text:tab/><text:tab/><text:tab/><text:tab/> <text:s text:c="4"/><text:tab/> <text:s text:c="2"/>*/</text:p>
      <text:p text:style-name="P10">/* <text:span text:style-name="T3">Revision: 1</text:span><text:tab/><text:tab/><text:tab/><text:tab/><text:tab/><text:tab/><text:tab/><text:tab/><text:tab/><text:tab/><text:tab/> <text:s text:c="10"/><text:tab/> <text:s text:c="2"/>*/</text:p>
      <text:p text:style-name="P10">/*******************************************************************************/</text:p>
      <text:p text:style-name="P10"/>
      <text:p text:style-name="P10">/******************************************************************************/</text:p>
      <text:p text:style-name="P10"/>
      <text:p text:style-name="P13">/* <text:span text:style-name="T4">PROGRAM<text:tab/><text:tab/><text:tab/></text:span><text:tab/><text:tab/><text:tab/><text:tab/><text:tab/><text:tab/><text:tab/><text:tab/>*/</text:p>
      <text:p text:style-name="P13"/>
      <text:p text:style-name="P16">#!/bin/bash</text:p>
      <text:p text:style-name="P16">echo "Enter a number";</text:p>
      <text:p text:style-name="P16">read number;</text:p>
      <text:p text:style-name="P16">fact=1;</text:p>
      <text:p text:style-name="P16">while [ $number != 0 ] </text:p>
      <text:p text:style-name="P16">do</text:p>
      <text:p text:style-name="P16">fact=$(($fact*$number));</text:p>
      <text:p text:style-name="P16">number=$(($number - 1));</text:p>
      <text:p text:style-name="P16">done</text:p>
      <text:p text:style-name="P16"/>
      <text:p text:style-name="P16">echo "Factorial:$fact";</text:p>
      <text:p text:style-name="P13"/>
      <text:p text:style-name="P13">/*******************************************************************************/</text:p>
      <text:p text:style-name="P13"/>
      <text:p text:style-name="P13">/*******************************************************************************/</text:p>
      <text:p text:style-name="P13">/* <text:span text:style-name="T5">RESULT:</text:span><text:tab/><text:tab/><text:tab/><text:tab/><text:tab/><text:tab/><text:tab/><text:tab/><text:tab/><text:tab/><text:tab/><text:tab/> <text:s text:c="2"/>*/</text:p>
      <text:p text:style-name="P13">/*<text:tab/><text:span text:style-name="T6">The script was executed and the output was verified</text:span><text:tab/><text:tab/><text:tab/><text:tab/><text:tab/> <text:s text:c="2"/>*/</text:p>
      <text:p text:style-name="P13">/*******************************************************************************/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7">PROGRAM-<text:span text:style-name="T7">6</text:span></text:p>
      <text:p text:style-name="P4"/>
      <text:p text:style-name="P10">/*******************************************************************************/</text:p>
      <text:p text:style-name="P10">/* Name of the program:<text:span text:style-name="T8">insertdelete.sh</text:span><text:tab/><text:tab/><text:tab/><text:tab/><text:tab/><text:tab/><text:tab/><text:tab/> <text:s text:c="2"/>*/</text:p>
      <text:p text:style-name="P10">/* <text:span text:style-name="T3">Aim : To perform insertion and deletion in an array </text:span><text:s/><text:tab/><text:tab/><text:tab/><text:tab/><text:tab/> <text:s text:c="2"/><text:tab/> <text:s text:c="2"/>*/</text:p>
      <text:p text:style-name="P10">/* <text:span text:style-name="T3">Author: Vaishhnav P</text:span><text:tab/><text:tab/><text:tab/><text:tab/><text:tab/><text:tab/><text:tab/><text:tab/><text:tab/><text:tab/> <text:s text:c="2"/>*/</text:p>
      <text:p text:style-name="P10">/* <text:span text:style-name="T3">Date Written: </text:span><text:tab/><text:tab/><text:tab/><text:tab/><text:tab/><text:tab/><text:tab/><text:tab/><text:tab/><text:tab/> <text:s text:c="4"/><text:tab/> <text:s text:c="2"/>*/</text:p>
      <text:p text:style-name="P10">/* <text:span text:style-name="T3">Revision: 1</text:span><text:tab/><text:tab/><text:tab/><text:tab/><text:tab/><text:tab/><text:tab/><text:tab/><text:tab/><text:tab/><text:tab/> <text:s text:c="10"/><text:tab/> <text:s text:c="2"/>*/</text:p>
      <text:p text:style-name="P10">/*******************************************************************************/</text:p>
      <text:p text:style-name="P10"/>
      <text:p text:style-name="P10">/******************************************************************************/</text:p>
      <text:p text:style-name="P10"/>
      <text:p text:style-name="P13">/* <text:span text:style-name="T4">PROGRAM<text:tab/><text:tab/><text:tab/></text:span><text:tab/><text:tab/><text:tab/><text:tab/><text:tab/><text:tab/><text:tab/><text:tab/>*/</text:p>
      <text:p text:style-name="P13"/>
      <text:p text:style-name="P18">echo "Enter the size of the array";</text:p>
      <text:p text:style-name="P18">read size;</text:p>
      <text:p text:style-name="P18">declare -a array;</text:p>
      <text:p text:style-name="P18">i=0;</text:p>
      <text:p text:style-name="P18">while [ $i -lt $size ] </text:p>
      <text:p text:style-name="P18">do</text:p>
      <text:p text:style-name="P18">read array[$i];</text:p>
      <text:p text:style-name="P18">i=$(($i+1));</text:p>
      <text:p text:style-name="P18">done</text:p>
      <text:p text:style-name="P18">echo "Enter the new position and element to enter"</text:p>
      <text:p text:style-name="P18">read pos;</text:p>
      <text:p text:style-name="P18">read num;</text:p>
      <text:p text:style-name="P18">i=0;</text:p>
      <text:p text:style-name="P18">newsize=$(( $size + 1 ));</text:p>
      <text:p text:style-name="P18">while [ $newsize -gt $pos ] </text:p>
      <text:p text:style-name="P18">do</text:p>
      <text:p text:style-name="P18">prev=$(( $newsize - 1 ));</text:p>
      <text:p text:style-name="P18">array[$newsize]=${array[$prev]}</text:p>
      <text:p text:style-name="P18">newsize=$(( $newsize - 1 ))</text:p>
      <text:p text:style-name="P18">done</text:p>
      <text:p text:style-name="P18">array[$pos]=$num;</text:p>
      <text:p text:style-name="P18">echo ${array[*]}</text:p>
      <text:p text:style-name="P18">echo "Enter the position to delete"</text:p>
      <text:p text:style-name="P18">read pos;</text:p>
      <text:p text:style-name="P18">i=$pos;</text:p>
      <text:p text:style-name="P18"/>
      <text:p text:style-name="P18"/>
      <text:p text:style-name="P18"><text:soft-page-break/>while [ $i -lt $size ] </text:p>
      <text:p text:style-name="P18">do</text:p>
      <text:p text:style-name="P18">next=$(( $i + 1 ));</text:p>
      <text:p text:style-name="P18">array[$i]=${array[$next]}</text:p>
      <text:p text:style-name="P18">i=$(( $i + 1 ))</text:p>
      <text:p text:style-name="P18">done</text:p>
      <text:p text:style-name="P18">unset array[$size]</text:p>
      <text:p text:style-name="P18">echo ${array[*]}</text:p>
      <text:p text:style-name="P13"/>
      <text:p text:style-name="P13">/*******************************************************************************/</text:p>
      <text:p text:style-name="P13"/>
      <text:p text:style-name="P13">/*******************************************************************************/</text:p>
      <text:p text:style-name="P13">/* <text:span text:style-name="T5">RESULT:</text:span><text:tab/><text:tab/><text:tab/><text:tab/><text:tab/><text:tab/><text:tab/><text:tab/><text:tab/><text:tab/><text:tab/><text:tab/> <text:s text:c="2"/>*/</text:p>
      <text:p text:style-name="P13">/*<text:tab/><text:span text:style-name="T6">The script was executed and the output was verified</text:span><text:tab/><text:tab/><text:tab/><text:tab/><text:tab/> <text:s text:c="2"/>*/</text:p>
      <text:p text:style-name="P13">/*******************************************************************************/</text:p>
      <text:p text:style-name="P13"/>
      <text:p text:style-name="P1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8d5b6" officeooo:paragraph-rsid="0018d5b6"/>
    </style:style>
    <style:style style:name="MT1" style:family="text">
      <style:text-properties fo:font-size="10pt" officeooo:rsid="0015b4a8" style:font-size-asian="8.75pt" style:font-size-complex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RLMCA232 SYSTEM DESIGN LAB</text:span></text:p>
      </style:header>
      <style:footer>
        <text:p text:style-name="MP2"><text:span text:style-name="MT2">Department Of Computer Applications,CET</text:span><text:tab/><text:tab/><text:span text:style-name="MT2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0:44:30.191357120</meta:creation-date>
    <dc:date>2020-03-06T12:03:37.761595099</dc:date>
    <meta:editing-duration>PT28M1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7" meta:paragraph-count="195" meta:word-count="636" meta:character-count="6872" meta:non-whitespace-character-count="5705"/>
  </office:meta>
</office:document-meta>
</file>